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ted_resul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 table:number-columns-repeated="4" table:style-name="ce1"/>
          <table:table-cell office:value-type="string" table:style-name="ce1">
            <text:p>Benchmark</text:p>
          </table:table-cell>
          <table:table-cell office:value-type="string" table:style-name="ce1">
            <text:p>Replacement Type</text:p>
          </table:table-cell>
          <table:table-cell office:value-type="string" table:style-name="ce1">
            <text:p>Cache config</text:p>
          </table:table-cell>
          <table:table-cell office:value-type="string" table:style-name="ce1">
            <text:p>IPC value</text:p>
          </table:table-cell>
          <table:table-cell office:value-type="string" table:style-name="ce1">
            <text:p>Missrate</text:p>
          </table:table-cell>
          <table:table-cell/>
          <table:table-cell table:style-name="ce1">
            <draw:frame draw:z-index="1" draw:id="id0" draw:style-name="a0" draw:name="Chart 3" svg:x="0in" svg:y="0in" svg:width="2.94792in" svg:height="2.0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7.7000000000000002E-3" table:style-name="ce1">
            <text:p>0.0077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7.7000000000000002E-3" table:style-name="ce1">
            <text:p>0.00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0.77659999999999996" table:style-name="ce1">
            <text:p>0.7766</text:p>
          </table:table-cell>
          <table:table-cell office:value-type="float" office:value="7.1999999999999998E-3" table:style-name="ce1">
            <text:p>0.0072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69099999999999995" table:style-name="ce1">
            <text:p>0.691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0.7238" table:style-name="ce1">
            <text:p>0.7238</text:p>
          </table:table-cell>
          <table:table-cell office:value-type="float" office:value="1.1900000000000001E-2" table:style-name="ce1">
            <text:p>0.01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0.74580000000000002" table:style-name="ce1">
            <text:p>0.7458</text:p>
          </table:table-cell>
          <table:table-cell office:value-type="float" office:value="9.7999999999999997E-3" table:style-name="ce1">
            <text:p>0.0098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59409999999999996" table:style-name="ce1">
            <text:p>0.5941</text:p>
          </table:table-cell>
          <table:table-cell office:value-type="float" office:value="2.69E-2" table:style-name="ce1">
            <text:p>0.02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59409999999999996" table:style-name="ce1">
            <text:p>0.5941</text:p>
          </table:table-cell>
          <table:table-cell office:value-type="float" office:value="2.69E-2" table:style-name="ce1">
            <text:p>0.0269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8.0399999999999999E-2" table:style-name="ce1">
            <text:p>0.08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12E-2" table:style-name="ce1">
            <text:p>0.0112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1295" table:style-name="ce1">
            <text:p>0.1295</text:p>
          </table:table-cell>
          <table:table-cell office:value-type="float" office:value="0.31209999999999999" table:style-name="ce1">
            <text:p>0.312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4039999999999998" table:style-name="ce1">
            <text:p>0.3404</text:p>
          </table:table-cell>
          <table:table-cell office:value-type="float" office:value="8.9499999999999996E-2" table:style-name="ce1">
            <text:p>0.089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0.7238" table:style-name="ce1">
            <text:p>0.7238</text:p>
          </table:table-cell>
          <table:table-cell office:value-type="float" office:value="1.1900000000000001E-2" table:style-name="ce1">
            <text:p>0.011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0" table:style-name="ce1"/>
          <table:table-cell table:style-name="ce1">
            <draw:frame draw:z-index="2" draw:id="id1" draw:style-name="a1" draw:name="Chart 4" svg:x="0in" svg:y="0.19792in" svg:width="2.95833in" svg:height="2.020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29139999999999999" table:style-name="ce1">
            <text:p>0.2914</text:p>
          </table:table-cell>
          <table:table-cell office:value-type="float" office:value="0.11219999999999999" table:style-name="ce1">
            <text:p>0.1122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0.77659999999999996" table:style-name="ce1">
            <text:p>0.7766</text:p>
          </table:table-cell>
          <table:table-cell office:value-type="float" office:value="7.1999999999999998E-3" table:style-name="ce1">
            <text:p>0.00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58189999999999997" table:style-name="ce1">
            <text:p>0.5819</text:p>
          </table:table-cell>
          <table:table-cell office:value-type="float" office:value="2.8799999999999999E-2" table:style-name="ce1">
            <text:p>0.0288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16919999999999999" table:style-name="ce1">
            <text:p>0.1692</text:p>
          </table:table-cell>
          <table:table-cell office:value-type="float" office:value="0.22989999999999999" table:style-name="ce1">
            <text:p>0.2299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0.74670000000000003" table:style-name="ce1">
            <text:p>0.7467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12E-2" table:style-name="ce1">
            <text:p>0.01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7.5899999999999995E-2" table:style-name="ce1">
            <text:p>0.0759</text:p>
          </table:table-cell>
          <table:table-cell office:value-type="float" office:value="0.56869999999999998" table:style-name="ce1">
            <text:p>0.5687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59719999999999995" table:style-name="ce1">
            <text:p>0.5972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0.46460000000000001" table:style-name="ce1">
            <text:p>0.4646</text:p>
          </table:table-cell>
          <table:table-cell table:number-columns-repeated="4" table:style-name="ce1"/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8490000000000002" table:style-name="ce1">
            <text:p>0.3849</text:p>
          </table:table-cell>
          <table:table-cell office:value-type="float" office:value="7.3700000000000002E-2" table:style-name="ce1">
            <text:p>0.07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0.74639999999999995" table:style-name="ce1">
            <text:p>0.7464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7.4999999999999997E-3" table:style-name="ce1">
            <text:p>0.007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53449999999999998" table:style-name="ce1">
            <text:p>0.5345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0.71160000000000001" table:style-name="ce1">
            <text:p>0.7116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6409999999999998" table:style-name="ce1">
            <text:p>0.3641</text:p>
          </table:table-cell>
          <table:table-cell office:value-type="float" office:value="8.0399999999999999E-2" table:style-name="ce1">
            <text:p>0.08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59719999999999995" table:style-name="ce1">
            <text:p>0.5972</text:p>
          </table:table-cell>
          <table:table-cell office:value-type="float" office:value="2.6499999999999999E-2" table:style-name="ce1">
            <text:p>0.026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8.9599999999999999E-2" table:style-name="ce1">
            <text:p>0.0896</text:p>
          </table:table-cell>
          <table:table-cell office:value-type="float" office:value="0.47449999999999998" table:style-name="ce1">
            <text:p>0.47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15720000000000001" table:style-name="ce1">
            <text:p>0.1572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0.75480000000000003" table:style-name="ce1">
            <text:p>0.7548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0.75919999999999999" table:style-name="ce1">
            <text:p>0.7592</text:p>
          </table:table-cell>
          <table:table-cell office:value-type="float" office:value="8.6999999999999994E-3" table:style-name="ce1">
            <text:p>0.0087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0.68200000000000005" table:style-name="ce1">
            <text:p>0.682</text:p>
          </table:table-cell>
          <table:table-cell office:value-type="float" office:value="1.61E-2" table:style-name="ce1">
            <text:p>0.016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0.7268" table:style-name="ce1">
            <text:p>0.7268</text:p>
          </table:table-cell>
          <table:table-cell office:value-type="float" office:value="1.15E-2" table:style-name="ce1">
            <text:p>0.0115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56110000000000004" table:style-name="ce1">
            <text:p>0.5611</text:p>
          </table:table-cell>
          <table:table-cell office:value-type="float" office:value="3.2500000000000001E-2" table:style-name="ce1">
            <text:p>0.0325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0.64290000000000003" table:style-name="ce1">
            <text:p>0.6429</text:p>
          </table:table-cell>
          <table:table-cell office:value-type="float" office:value="2.0799999999999999E-2" table:style-name="ce1">
            <text:p>0.0208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29509999999999997" table:style-name="ce1">
            <text:p>0.2951</text:p>
          </table:table-cell>
          <table:table-cell table:number-columns-repeated="16379" table:style-name="ce1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34620000000000001" table:style-name="ce1">
            <text:p>0.3462</text:p>
          </table:table-cell>
          <table:table-cell office:value-type="float" office:value="8.7599999999999997E-2" table:style-name="ce1">
            <text:p>0.08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0.66590000000000005" table:style-name="ce1">
            <text:p>0.6659</text:p>
          </table:table-cell>
          <table:table-cell office:value-type="float" office:value="1.7999999999999999E-2" table:style-name="ce1">
            <text:p>0.0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1.6299999999999999E-2" table:style-name="ce1">
            <text:p>0.016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0.1119" table:style-name="ce1">
            <text:p>0.11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56159999999999999" table:style-name="ce1">
            <text:p>0.5616</text:p>
          </table:table-cell>
          <table:table-cell office:value-type="float" office:value="3.2399999999999998E-2" table:style-name="ce1">
            <text:p>0.03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18329999999999999" table:style-name="ce1">
            <text:p>0.1833</text:p>
          </table:table-cell>
          <table:table-cell office:value-type="float" office:value="0.2051" table:style-name="ce1">
            <text:p>0.20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35389999999999999" table:style-name="ce1">
            <text:p>0.3539</text:p>
          </table:table-cell>
          <table:table-cell office:value-type="float" office:value="8.3400000000000002E-2" table:style-name="ce1">
            <text:p>0.08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0.56520000000000004" table:style-name="ce1">
            <text:p>0.56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0489999999999999" table:style-name="ce1">
            <text:p>0.1049</text:p>
          </table:table-cell>
          <table:table-cell office:value-type="float" office:value="0.39269999999999999" table:style-name="ce1">
            <text:p>0.392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0.71020000000000005" table:style-name="ce1">
            <text:p>0.7102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0.74490000000000001" table:style-name="ce1">
            <text:p>0.7449</text:p>
          </table:table-cell>
          <table:table-cell office:value-type="float" office:value="0.01" table:style-name="ce1">
            <text:p>0.0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5302" table:style-name="ce1">
            <text:p>0.5302</text:p>
          </table:table-cell>
          <table:table-cell office:value-type="float" office:value="3.7400000000000003E-2" table:style-name="ce1">
            <text:p>0.037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0.68640000000000001" table:style-name="ce1">
            <text:p>0.6864</text:p>
          </table:table-cell>
          <table:table-cell office:value-type="float" office:value="1.5699999999999999E-2" table:style-name="ce1">
            <text:p>0.01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35470000000000002" table:style-name="ce1">
            <text:p>0.3547</text:p>
          </table:table-cell>
          <table:table-cell office:value-type="float" office:value="8.2799999999999999E-2" table:style-name="ce1">
            <text:p>0.082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0.53990000000000005" table:style-name="ce1">
            <text:p>0.5399</text:p>
          </table:table-cell>
          <table:table-cell office:value-type="float" office:value="3.5900000000000001E-2" table:style-name="ce1">
            <text:p>0.035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9.3399999999999997E-2" table:style-name="ce1">
            <text:p>0.0934</text:p>
          </table:table-cell>
          <table:table-cell office:value-type="float" office:value="0.44769999999999999" table:style-name="ce1">
            <text:p>0.447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1734" table:style-name="ce1">
            <text:p>0.1734</text:p>
          </table:table-cell>
          <table:table-cell office:value-type="float" office:value="0.21940000000000001" table:style-name="ce1">
            <text:p>0.219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0.73229999999999995" table:style-name="ce1">
            <text:p>0.7323</text:p>
          </table:table-cell>
          <table:table-cell office:value-type="float" office:value="1.11E-2" table:style-name="ce1">
            <text:p>0.011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0.73899999999999999" table:style-name="ce1">
            <text:p>0.739</text:p>
          </table:table-cell>
          <table:table-cell office:value-type="float" office:value="1.0500000000000001E-2" table:style-name="ce1">
            <text:p>0.01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0.68179999999999996" table:style-name="ce1">
            <text:p>0.6818</text:p>
          </table:table-cell>
          <table:table-cell office:value-type="float" office:value="1.6199999999999999E-2" table:style-name="ce1">
            <text:p>0.01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0.7268" table:style-name="ce1">
            <text:p>0.7268</text:p>
          </table:table-cell>
          <table:table-cell office:value-type="float" office:value="1.1599999999999999E-2" table:style-name="ce1">
            <text:p>0.01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0.54969999999999997" table:style-name="ce1">
            <text:p>0.5497</text:p>
          </table:table-cell>
          <table:table-cell office:value-type="float" office:value="3.4500000000000003E-2" table:style-name="ce1">
            <text:p>0.034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0.5806" table:style-name="ce1">
            <text:p>0.5806</text:p>
          </table:table-cell>
          <table:table-cell office:value-type="float" office:value="2.9499999999999998E-2" table:style-name="ce1">
            <text:p>0.02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1384" table:style-name="ce1">
            <text:p>0.1384</text:p>
          </table:table-cell>
          <table:table-cell office:value-type="float" office:value="0.28949999999999998" table:style-name="ce1">
            <text:p>0.28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34939999999999999" table:style-name="ce1">
            <text:p>0.3494</text:p>
          </table:table-cell>
          <table:table-cell office:value-type="float" office:value="8.6400000000000005E-2" table:style-name="ce1">
            <text:p>0.08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0.66990000000000005" table:style-name="ce1">
            <text:p>0.6699</text:p>
          </table:table-cell>
          <table:table-cell office:value-type="float" office:value="1.78E-2" table:style-name="ce1">
            <text:p>0.01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1.67E-2" table:style-name="ce1">
            <text:p>0.01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0.10730000000000001" table:style-name="ce1">
            <text:p>0.107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0.5675" table:style-name="ce1">
            <text:p>0.5675</text:p>
          </table:table-cell>
          <table:table-cell office:value-type="float" office:value="3.1699999999999999E-2" table:style-name="ce1">
            <text:p>0.03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186" table:style-name="ce1">
            <text:p>0.186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7950000000000003" table:style-name="ce1">
            <text:p>0.2795</text:p>
          </table:table-cell>
          <table:table-cell office:value-type="float" office:value="0.11899999999999999" table:style-name="ce1">
            <text:p>0.1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7.4800000000000005E-2" table:style-name="ce1">
            <text:p>0.0748</text:p>
          </table:table-cell>
          <table:table-cell office:value-type="float" office:value="0.56899999999999995" table:style-name="ce1">
            <text:p>0.56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9.8199999999999996E-2" table:style-name="ce1">
            <text:p>0.0982</text:p>
          </table:table-cell>
          <table:table-cell office:value-type="float" office:value="0.42320000000000002" table:style-name="ce1">
            <text:p>0.42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0.71050000000000002" table:style-name="ce1">
            <text:p>0.7105</text:p>
          </table:table-cell>
          <table:table-cell office:value-type="float" office:value="1.34E-2" table:style-name="ce1">
            <text:p>0.01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0.71289999999999998" table:style-name="ce1">
            <text:p>0.7129</text:p>
          </table:table-cell>
          <table:table-cell office:value-type="float" office:value="1.3100000000000001E-2" table:style-name="ce1">
            <text:p>0.01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0.53359999999999996" table:style-name="ce1">
            <text:p>0.5336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0.68820000000000003" table:style-name="ce1">
            <text:p>0.6882</text:p>
          </table:table-cell>
          <table:table-cell office:value-type="float" office:value="1.5599999999999999E-2" table:style-name="ce1">
            <text:p>0.01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35570000000000002" table:style-name="ce1">
            <text:p>0.3557</text:p>
          </table:table-cell>
          <table:table-cell office:value-type="float" office:value="8.2400000000000001E-2" table:style-name="ce1">
            <text:p>0.082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4194" table:style-name="ce1">
            <text:p>0.4194</text:p>
          </table:table-cell>
          <table:table-cell office:value-type="float" office:value="6.1899999999999997E-2" table:style-name="ce1">
            <text:p>0.06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0.45469999999999999" table:style-name="ce1">
            <text:p>0.45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cc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1678" table:style-name="ce1">
            <text:p>0.1678</text:p>
          </table:table-cell>
          <table:table-cell office:value-type="float" office:value="0.22819999999999999" table:style-name="ce1">
            <text:p>0.22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128_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0.75470000000000004" table:style-name="ce1">
            <text:p>0.7547</text:p>
          </table:table-cell>
          <table:table-cell office:value-type="float" office:value="4.87E-2" table:style-name="ce1">
            <text:p>0.0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1927000000000001" table:style-name="ce1">
            <text:p>1.1927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0.15390000000000001" table:style-name="ce1">
            <text:p>0.15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1585000000000001" table:style-name="ce1">
            <text:p>1.1585</text:p>
          </table:table-cell>
          <table:table-cell office:value-type="float" office:value="6.3E-3" table:style-name="ce1">
            <text:p>0.00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24079999999999999" table:style-name="ce1">
            <text:p>0.2408</text:p>
          </table:table-cell>
          <table:table-cell office:value-type="float" office:value="0.39319999999999999" table:style-name="ce1">
            <text:p>0.39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31569999999999998" table:style-name="ce1">
            <text:p>0.3157</text:p>
          </table:table-cell>
          <table:table-cell office:value-type="float" office:value="0.25640000000000002" table:style-name="ce1">
            <text:p>0.2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1393" table:style-name="ce1">
            <text:p>1.1393</text:p>
          </table:table-cell>
          <table:table-cell office:value-type="float" office:value="7.6E-3" table:style-name="ce1">
            <text:p>0.00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31190000000000001" table:style-name="ce1">
            <text:p>0.3119</text:p>
          </table:table-cell>
          <table:table-cell office:value-type="float" office:value="0.26119999999999999" table:style-name="ce1">
            <text:p>0.26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0.42630000000000001" table:style-name="ce1">
            <text:p>0.4263</text:p>
          </table:table-cell>
          <table:table-cell office:value-type="float" office:value="0.1474" table:style-name="ce1">
            <text:p>0.14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26019999999999999" table:style-name="ce1">
            <text:p>0.2602</text:p>
          </table:table-cell>
          <table:table-cell office:value-type="float" office:value="0.36059999999999998" table:style-name="ce1">
            <text:p>0.36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3216" table:style-name="ce1">
            <text:p>0.3216</text:p>
          </table:table-cell>
          <table:table-cell office:value-type="float" office:value="0.247" table:style-name="ce1">
            <text:p>0.2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0.58250000000000002" table:style-name="ce1">
            <text:p>0.58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20730000000000001" table:style-name="ce1">
            <text:p>0.2073</text:p>
          </table:table-cell>
          <table:table-cell office:value-type="float" office:value="0.48089999999999999" table:style-name="ce1">
            <text:p>0.48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1933" table:style-name="ce1">
            <text:p>1.1933</text:p>
          </table:table-cell>
          <table:table-cell office:value-type="float" office:value="4.1000000000000003E-3" table:style-name="ce1">
            <text:p>0.00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0.43569999999999998" table:style-name="ce1">
            <text:p>0.4357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0565" table:style-name="ce1">
            <text:p>1.0565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31869999999999998" table:style-name="ce1">
            <text:p>0.3187</text:p>
          </table:table-cell>
          <table:table-cell office:value-type="float" office:value="0.25040000000000001" table:style-name="ce1">
            <text:p>0.25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0.39589999999999997" table:style-name="ce1">
            <text:p>0.3959</text:p>
          </table:table-cell>
          <table:table-cell office:value-type="float" office:value="0.16209999999999999" table:style-name="ce1">
            <text:p>0.16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25090000000000001" table:style-name="ce1">
            <text:p>0.2509</text:p>
          </table:table-cell>
          <table:table-cell office:value-type="float" office:value="0.37619999999999998" table:style-name="ce1">
            <text:p>0.37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1642999999999999" table:style-name="ce1">
            <text:p>1.1643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1642999999999999" table:style-name="ce1">
            <text:p>1.1643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0.78280000000000005" table:style-name="ce1">
            <text:p>0.7828</text:p>
          </table:table-cell>
          <table:table-cell office:value-type="float" office:value="4.4699999999999997E-2" table:style-name="ce1">
            <text:p>0.04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1637" table:style-name="ce1">
            <text:p>1.1637</text:p>
          </table:table-cell>
          <table:table-cell office:value-type="float" office:value="6.1999999999999998E-3" table:style-name="ce1">
            <text:p>0.0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47289999999999999" table:style-name="ce1">
            <text:p>0.4729</text:p>
          </table:table-cell>
          <table:table-cell office:value-type="float" office:value="0.13089999999999999" table:style-name="ce1">
            <text:p>0.130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0.98939999999999995" table:style-name="ce1">
            <text:p>0.9894</text:p>
          </table:table-cell>
          <table:table-cell office:value-type="float" office:value="2.18E-2" table:style-name="ce1">
            <text:p>0.02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21609999999999999" table:style-name="ce1">
            <text:p>0.2161</text:p>
          </table:table-cell>
          <table:table-cell office:value-type="float" office:value="0.4264" table:style-name="ce1">
            <text:p>0.42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28410000000000002" table:style-name="ce1">
            <text:p>0.2841</text:p>
          </table:table-cell>
          <table:table-cell office:value-type="float" office:value="0.29210000000000003" table:style-name="ce1">
            <text:p>0.29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0515000000000001" table:style-name="ce1">
            <text:p>1.0515</text:p>
          </table:table-cell>
          <table:table-cell office:value-type="float" office:value="1.5100000000000001E-2" table:style-name="ce1">
            <text:p>0.015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0896999999999999" table:style-name="ce1">
            <text:p>1.0897</text:p>
          </table:table-cell>
          <table:table-cell office:value-type="float" office:value="1.2E-2" table:style-name="ce1">
            <text:p>0.01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2923" table:style-name="ce1">
            <text:p>0.2923</text:p>
          </table:table-cell>
          <table:table-cell office:value-type="float" office:value="0.28760000000000002" table:style-name="ce1">
            <text:p>0.28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46949999999999997" table:style-name="ce1">
            <text:p>0.4695</text:p>
          </table:table-cell>
          <table:table-cell office:value-type="float" office:value="0.13170000000000001" table:style-name="ce1">
            <text:p>0.13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41980000000000001" table:style-name="ce1">
            <text:p>0.41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29649999999999999" table:style-name="ce1">
            <text:p>0.29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1522" table:style-name="ce1">
            <text:p>0.1522</text:p>
          </table:table-cell>
          <table:table-cell office:value-type="float" office:value="0.59350000000000003" table:style-name="ce1">
            <text:p>0.593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1754" table:style-name="ce1">
            <text:p>0.1754</text:p>
          </table:table-cell>
          <table:table-cell office:value-type="float" office:value="0.51329999999999998" table:style-name="ce1">
            <text:p>0.51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1417999999999999" table:style-name="ce1">
            <text:p>1.1418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45529999999999998" table:style-name="ce1">
            <text:p>0.4553</text:p>
          </table:table-cell>
          <table:table-cell office:value-type="float" office:value="0.14050000000000001" table:style-name="ce1">
            <text:p>0.14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04" table:style-name="ce1">
            <text:p>1.04</text:p>
          </table:table-cell>
          <table:table-cell office:value-type="float" office:value="1.5699999999999999E-2" table:style-name="ce1">
            <text:p>0.01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27539999999999998" table:style-name="ce1">
            <text:p>0.2754</text:p>
          </table:table-cell>
          <table:table-cell office:value-type="float" office:value="0.29459999999999997" table:style-name="ce1">
            <text:p>0.294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0.47860000000000003" table:style-name="ce1">
            <text:p>0.4786</text:p>
          </table:table-cell>
          <table:table-cell office:value-type="float" office:value="0.1305" table:style-name="ce1">
            <text:p>0.13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0.17319999999999999" table:style-name="ce1">
            <text:p>0.1732</text:p>
          </table:table-cell>
          <table:table-cell office:value-type="float" office:value="0.51980000000000004" table:style-name="ce1">
            <text:p>0.51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20710000000000001" table:style-name="ce1">
            <text:p>0.2071</text:p>
          </table:table-cell>
          <table:table-cell office:value-type="float" office:value="0.42670000000000002" table:style-name="ce1">
            <text:p>0.42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1778" table:style-name="ce1">
            <text:p>1.1778</text:p>
          </table:table-cell>
          <table:table-cell office:value-type="float" office:value="5.1999999999999998E-3" table:style-name="ce1">
            <text:p>0.00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1736" table:style-name="ce1">
            <text:p>1.1736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0.77949999999999997" table:style-name="ce1">
            <text:p>0.7795</text:p>
          </table:table-cell>
          <table:table-cell office:value-type="float" office:value="4.5600000000000002E-2" table:style-name="ce1">
            <text:p>0.04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173" table:style-name="ce1">
            <text:p>1.173</text:p>
          </table:table-cell>
          <table:table-cell office:value-type="float" office:value="5.5999999999999999E-3" table:style-name="ce1">
            <text:p>0.00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0.49409999999999998" table:style-name="ce1">
            <text:p>0.4941</text:p>
          </table:table-cell>
          <table:table-cell office:value-type="float" office:value="0.1193" table:style-name="ce1">
            <text:p>0.119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0.72360000000000002" table:style-name="ce1">
            <text:p>0.7236</text:p>
          </table:table-cell>
          <table:table-cell office:value-type="float" office:value="5.6599999999999998E-2" table:style-name="ce1">
            <text:p>0.056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2152" table:style-name="ce1">
            <text:p>0.2152</text:p>
          </table:table-cell>
          <table:table-cell office:value-type="float" office:value="0.42909999999999998" table:style-name="ce1">
            <text:p>0.429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0.31340000000000001" table:style-name="ce1">
            <text:p>0.313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0406" table:style-name="ce1">
            <text:p>1.0406</text:p>
          </table:table-cell>
          <table:table-cell office:value-type="float" office:value="1.6E-2" table:style-name="ce1">
            <text:p>0.0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0597000000000001" table:style-name="ce1">
            <text:p>1.0597</text:p>
          </table:table-cell>
          <table:table-cell office:value-type="float" office:value="1.44E-2" table:style-name="ce1">
            <text:p>0.01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28749999999999998" table:style-name="ce1">
            <text:p>0.2875</text:p>
          </table:table-cell>
          <table:table-cell office:value-type="float" office:value="0.29749999999999999" table:style-name="ce1">
            <text:p>0.29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.13320000000000001" table:style-name="ce1">
            <text:p>0.13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20569999999999999" table:style-name="ce1">
            <text:p>0.2057</text:p>
          </table:table-cell>
          <table:table-cell office:value-type="float" office:value="0.43380000000000002" table:style-name="ce1">
            <text:p>0.43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2361" table:style-name="ce1">
            <text:p>0.2361</text:p>
          </table:table-cell>
          <table:table-cell office:value-type="float" office:value="0.36609999999999998" table:style-name="ce1">
            <text:p>0.36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15310000000000001" table:style-name="ce1">
            <text:p>0.1531</text:p>
          </table:table-cell>
          <table:table-cell office:value-type="float" office:value="0.59030000000000005" table:style-name="ce1">
            <text:p>0.59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0.51270000000000004" table:style-name="ce1">
            <text:p>0.512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1376999999999999" table:style-name="ce1">
            <text:p>1.1377</text:p>
          </table:table-cell>
          <table:table-cell office:value-type="float" office:value="8.0999999999999996E-3" table:style-name="ce1">
            <text:p>0.00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1408" table:style-name="ce1">
            <text:p>1.1408</text:p>
          </table:table-cell>
          <table:table-cell office:value-type="float" office:value="7.9000000000000008E-3" table:style-name="ce1">
            <text:p>0.007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0.44869999999999999" table:style-name="ce1">
            <text:p>0.4487</text:p>
          </table:table-cell>
          <table:table-cell office:value-type="float" office:value="0.1454" table:style-name="ce1">
            <text:p>0.145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0620000000000001" table:style-name="ce1">
            <text:p>1.062</text:p>
          </table:table-cell>
          <table:table-cell office:value-type="float" office:value="1.3899999999999999E-2" table:style-name="ce1">
            <text:p>0.0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27310000000000001" table:style-name="ce1">
            <text:p>0.2731</text:p>
          </table:table-cell>
          <table:table-cell office:value-type="float" office:value="0.29970000000000002" table:style-name="ce1">
            <text:p>0.29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38690000000000002" table:style-name="ce1">
            <text:p>0.3869</text:p>
          </table:table-cell>
          <table:table-cell office:value-type="float" office:value="0.18190000000000001" table:style-name="ce1">
            <text:p>0.181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0.1754" table:style-name="ce1">
            <text:p>0.1754</text:p>
          </table:table-cell>
          <table:table-cell office:value-type="float" office:value="0.51390000000000002" table:style-name="ce1">
            <text:p>0.513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go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20349999999999999" table:style-name="ce1">
            <text:p>0.2035</text:p>
          </table:table-cell>
          <table:table-cell office:value-type="float" office:value="0.43719999999999998" table:style-name="ce1">
            <text:p>0.43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8318000000000001" table:style-name="ce1">
            <text:p>1.8318</text:p>
          </table:table-cell>
          <table:table-cell office:value-type="float" office:value="5.62E-2" table:style-name="ce1">
            <text:p>0.0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5787" table:style-name="ce1">
            <text:p>1.5787</text:p>
          </table:table-cell>
          <table:table-cell office:value-type="float" office:value="0.24260000000000001" table:style-name="ce1">
            <text:p>0.2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7667999999999999" table:style-name="ce1">
            <text:p>1.7668</text:p>
          </table:table-cell>
          <table:table-cell office:value-type="float" office:value="9.5000000000000001E-2" table:style-name="ce1">
            <text:p>0.0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7271000000000001" table:style-name="ce1">
            <text:p>1.7271</text:p>
          </table:table-cell>
          <table:table-cell office:value-type="float" office:value="0.11260000000000001" table:style-name="ce1">
            <text:p>0.11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833" table:style-name="ce1">
            <text:p>1.833</text:p>
          </table:table-cell>
          <table:table-cell office:value-type="float" office:value="5.6000000000000001E-2" table:style-name="ce1">
            <text:p>0.0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611" table:style-name="ce1">
            <text:p>1.611</text:p>
          </table:table-cell>
          <table:table-cell office:value-type="float" office:value="0.20419999999999999" table:style-name="ce1">
            <text:p>0.20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7665999999999999" table:style-name="ce1">
            <text:p>1.7666</text:p>
          </table:table-cell>
          <table:table-cell office:value-type="float" office:value="9.6100000000000005E-2" table:style-name="ce1">
            <text:p>0.09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1.4027000000000001" table:style-name="ce1">
            <text:p>1.4027</text:p>
          </table:table-cell>
          <table:table-cell office:value-type="float" office:value="0.42070000000000002" table:style-name="ce1">
            <text:p>0.4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4865999999999999" table:style-name="ce1">
            <text:p>1.4866</text:p>
          </table:table-cell>
          <table:table-cell office:value-type="float" office:value="0.32069999999999999" table:style-name="ce1">
            <text:p>0.3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8464" table:style-name="ce1">
            <text:p>1.8464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8328" table:style-name="ce1">
            <text:p>1.8328</text:p>
          </table:table-cell>
          <table:table-cell office:value-type="float" office:value="5.6399999999999999E-2" table:style-name="ce1">
            <text:p>0.05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8463000000000001" table:style-name="ce1">
            <text:p>1.8463</text:p>
          </table:table-cell>
          <table:table-cell office:value-type="float" office:value="5.1299999999999998E-2" table:style-name="ce1">
            <text:p>0.05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7689999999999999" table:style-name="ce1">
            <text:p>1.769</text:p>
          </table:table-cell>
          <table:table-cell office:value-type="float" office:value="9.4700000000000006E-2" table:style-name="ce1">
            <text:p>0.09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8461000000000001" table:style-name="ce1">
            <text:p>1.8461</text:p>
          </table:table-cell>
          <table:table-cell office:value-type="float" office:value="5.1499999999999997E-2" table:style-name="ce1">
            <text:p>0.05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1.4481999999999999" table:style-name="ce1">
            <text:p>1.4482</text:p>
          </table:table-cell>
          <table:table-cell office:value-type="float" office:value="0.36709999999999998" table:style-name="ce1">
            <text:p>0.36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jpeg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6174999999999999" table:style-name="ce1">
            <text:p>1.6175</text:p>
          </table:table-cell>
          <table:table-cell office:value-type="float" office:value="0.19639999999999999" table:style-name="ce1">
            <text:p>0.196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1.8025" table:style-name="ce1">
            <text:p>1.8025</text:p>
          </table:table-cell>
          <table:table-cell office:value-type="float" office:value="6.9900000000000004E-2" table:style-name="ce1">
            <text:p>0.06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8261000000000001" table:style-name="ce1">
            <text:p>1.8261</text:p>
          </table:table-cell>
          <table:table-cell office:value-type="float" office:value="6.0199999999999997E-2" table:style-name="ce1">
            <text:p>0.06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1.4117999999999999" table:style-name="ce1">
            <text:p>1.4118</text:p>
          </table:table-cell>
          <table:table-cell office:value-type="float" office:value="0.3221" table:style-name="ce1">
            <text:p>0.32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1.6874" table:style-name="ce1">
            <text:p>1.6874</text:p>
          </table:table-cell>
          <table:table-cell office:value-type="float" office:value="0.1236" table:style-name="ce1">
            <text:p>0.123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837" table:style-name="ce1">
            <text:p>1.837</text:p>
          </table:table-cell>
          <table:table-cell office:value-type="float" office:value="5.5599999999999997E-2" table:style-name="ce1">
            <text:p>0.05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837" table:style-name="ce1">
            <text:p>1.837</text:p>
          </table:table-cell>
          <table:table-cell office:value-type="float" office:value="5.5599999999999997E-2" table:style-name="ce1">
            <text:p>0.055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1.6958" table:style-name="ce1">
            <text:p>1.6958</text:p>
          </table:table-cell>
          <table:table-cell office:value-type="float" office:value="0.13500000000000001" table:style-name="ce1">
            <text:p>0.13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1.8228" table:style-name="ce1">
            <text:p>1.8228</text:p>
          </table:table-cell>
          <table:table-cell office:value-type="float" office:value="6.0699999999999997E-2" table:style-name="ce1">
            <text:p>0.060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1.3113999999999999" table:style-name="ce1">
            <text:p>1.3114</text:p>
          </table:table-cell>
          <table:table-cell office:value-type="float" office:value="0.3281" table:style-name="ce1">
            <text:p>0.328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1.4970000000000001" table:style-name="ce1">
            <text:p>1.497</text:p>
          </table:table-cell>
          <table:table-cell office:value-type="float" office:value="0.21" table:style-name="ce1">
            <text:p>0.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1.0189999999999999" table:style-name="ce1">
            <text:p>1.019</text:p>
          </table:table-cell>
          <table:table-cell office:value-type="float" office:value="0.60580000000000001" table:style-name="ce1">
            <text:p>0.60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1.0866" table:style-name="ce1">
            <text:p>1.0866</text:p>
          </table:table-cell>
          <table:table-cell office:value-type="float" office:value="0.53290000000000004" table:style-name="ce1">
            <text:p>0.532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1.8298000000000001" table:style-name="ce1">
            <text:p>1.8298</text:p>
          </table:table-cell>
          <table:table-cell office:value-type="float" office:value="5.74E-2" table:style-name="ce1">
            <text:p>0.057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8425" table:style-name="ce1">
            <text:p>1.8425</text:p>
          </table:table-cell>
          <table:table-cell office:value-type="float" office:value="5.2499999999999998E-2" table:style-name="ce1">
            <text:p>0.05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1.6460999999999999" table:style-name="ce1">
            <text:p>1.6461</text:p>
          </table:table-cell>
          <table:table-cell office:value-type="float" office:value="0.13869999999999999" table:style-name="ce1">
            <text:p>0.138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7718" table:style-name="ce1">
            <text:p>1.7718</text:p>
          </table:table-cell>
          <table:table-cell office:value-type="float" office:value="7.9899999999999999E-2" table:style-name="ce1">
            <text:p>0.0799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1.1254" table:style-name="ce1">
            <text:p>1.1254</text:p>
          </table:table-cell>
          <table:table-cell office:value-type="float" office:value="0.50160000000000005" table:style-name="ce1">
            <text:p>0.50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1.3686" table:style-name="ce1">
            <text:p>1.3686</text:p>
          </table:table-cell>
          <table:table-cell office:value-type="float" office:value="0.29420000000000002" table:style-name="ce1">
            <text:p>0.294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845" table:style-name="ce1">
            <text:p>1.845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8452999999999999" table:style-name="ce1">
            <text:p>1.8453</text:p>
          </table:table-cell>
          <table:table-cell office:value-type="float" office:value="5.1700000000000003E-2" table:style-name="ce1">
            <text:p>0.051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8449" table:style-name="ce1">
            <text:p>1.8449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8449" table:style-name="ce1">
            <text:p>1.8449</text:p>
          </table:table-cell>
          <table:table-cell office:value-type="float" office:value="5.1799999999999999E-2" table:style-name="ce1">
            <text:p>0.05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8067" table:style-name="ce1">
            <text:p>1.8067</text:p>
          </table:table-cell>
          <table:table-cell office:value-type="float" office:value="6.9199999999999998E-2" table:style-name="ce1">
            <text:p>0.06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8073999999999999" table:style-name="ce1">
            <text:p>1.8074</text:p>
          </table:table-cell>
          <table:table-cell office:value-type="float" office:value="6.8500000000000005E-2" table:style-name="ce1">
            <text:p>0.068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1.4135" table:style-name="ce1">
            <text:p>1.4135</text:p>
          </table:table-cell>
          <table:table-cell office:value-type="float" office:value="0.3211" table:style-name="ce1">
            <text:p>0.321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1.7039" table:style-name="ce1">
            <text:p>1.7039</text:p>
          </table:table-cell>
          <table:table-cell office:value-type="float" office:value="0.1168" table:style-name="ce1">
            <text:p>0.116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8389" table:style-name="ce1">
            <text:p>1.8389</text:p>
          </table:table-cell>
          <table:table-cell office:value-type="float" office:value="5.4399999999999997E-2" table:style-name="ce1">
            <text:p>0.05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8376999999999999" table:style-name="ce1">
            <text:p>1.8377</text:p>
          </table:table-cell>
          <table:table-cell office:value-type="float" office:value="5.5199999999999999E-2" table:style-name="ce1">
            <text:p>0.055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1.6976" table:style-name="ce1">
            <text:p>1.6976</text:p>
          </table:table-cell>
          <table:table-cell office:value-type="float" office:value="0.1338" table:style-name="ce1">
            <text:p>0.13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8312999999999999" table:style-name="ce1">
            <text:p>1.8313</text:p>
          </table:table-cell>
          <table:table-cell office:value-type="float" office:value="5.74E-2" table:style-name="ce1">
            <text:p>0.057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36" table:style-name="ce1">
            <text:p>1.36</text:p>
          </table:table-cell>
          <table:table-cell office:value-type="float" office:value="0.30049999999999999" table:style-name="ce1">
            <text:p>0.300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5033000000000001" table:style-name="ce1">
            <text:p>1.5033</text:p>
          </table:table-cell>
          <table:table-cell office:value-type="float" office:value="0.2102" table:style-name="ce1">
            <text:p>0.21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1.0281" table:style-name="ce1">
            <text:p>1.0281</text:p>
          </table:table-cell>
          <table:table-cell office:value-type="float" office:value="0.59709999999999996" table:style-name="ce1">
            <text:p>0.59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1.1145" table:style-name="ce1">
            <text:p>1.1145</text:p>
          </table:table-cell>
          <table:table-cell office:value-type="float" office:value="0.50919999999999999" table:style-name="ce1">
            <text:p>0.50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8421000000000001" table:style-name="ce1">
            <text:p>1.8421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8309" table:style-name="ce1">
            <text:p>1.8309</text:p>
          </table:table-cell>
          <table:table-cell office:value-type="float" office:value="5.7000000000000002E-2" table:style-name="ce1">
            <text:p>0.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8423" table:style-name="ce1">
            <text:p>1.8423</text:p>
          </table:table-cell>
          <table:table-cell office:value-type="float" office:value="5.2600000000000001E-2" table:style-name="ce1">
            <text:p>0.052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1.6939" table:style-name="ce1">
            <text:p>1.6939</text:p>
          </table:table-cell>
          <table:table-cell office:value-type="float" office:value="0.11749999999999999" table:style-name="ce1">
            <text:p>0.117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1.7041999999999999" table:style-name="ce1">
            <text:p>1.7042</text:p>
          </table:table-cell>
          <table:table-cell office:value-type="float" office:value="0.11219999999999999" table:style-name="ce1">
            <text:p>0.112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1.1275999999999999" table:style-name="ce1">
            <text:p>1.1276</text:p>
          </table:table-cell>
          <table:table-cell office:value-type="float" office:value="0.50039999999999996" table:style-name="ce1">
            <text:p>0.50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ijpeg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1.3532999999999999" table:style-name="ce1">
            <text:p>1.3533</text:p>
          </table:table-cell>
          <table:table-cell office:value-type="float" office:value="0.30859999999999999" table:style-name="ce1">
            <text:p>0.30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4265000000000001" table:style-name="ce1">
            <text:p>1.4265</text:p>
          </table:table-cell>
          <table:table-cell office:value-type="float" office:value="1.29E-2" table:style-name="ce1">
            <text:p>0.01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0.59179999999999999" table:style-name="ce1">
            <text:p>0.5918</text:p>
          </table:table-cell>
          <table:table-cell office:value-type="float" office:value="0.30080000000000001" table:style-name="ce1">
            <text:p>0.30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.1426" table:style-name="ce1">
            <text:p>0.1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0.76429999999999998" table:style-name="ce1">
            <text:p>0.7643</text:p>
          </table:table-cell>
          <table:table-cell office:value-type="float" office:value="0.1477" table:style-name="ce1">
            <text:p>0.14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4208000000000001" table:style-name="ce1">
            <text:p>1.4208</text:p>
          </table:table-cell>
          <table:table-cell office:value-type="float" office:value="1.3599999999999999E-2" table:style-name="ce1">
            <text:p>0.01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0.60460000000000003" table:style-name="ce1">
            <text:p>0.6046</text:p>
          </table:table-cell>
          <table:table-cell office:value-type="float" office:value="0.28050000000000003" table:style-name="ce1">
            <text:p>0.28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0.76690000000000003" table:style-name="ce1">
            <text:p>0.7669</text:p>
          </table:table-cell>
          <table:table-cell office:value-type="float" office:value="0.1399" table:style-name="ce1">
            <text:p>0.13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50019999999999998" table:style-name="ce1">
            <text:p>0.5002</text:p>
          </table:table-cell>
          <table:table-cell office:value-type="float" office:value="0.53669999999999995" table:style-name="ce1">
            <text:p>0.53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0.5373" table:style-name="ce1">
            <text:p>0.5373</text:p>
          </table:table-cell>
          <table:table-cell office:value-type="float" office:value="0.47120000000000001" table:style-name="ce1">
            <text:p>0.47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4173" table:style-name="ce1">
            <text:p>1.4173</text:p>
          </table:table-cell>
          <table:table-cell office:value-type="float" office:value="1.43E-2" table:style-name="ce1">
            <text:p>0.01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5076000000000001" table:style-name="ce1">
            <text:p>1.5076</text:p>
          </table:table-cell>
          <table:table-cell office:value-type="float" office:value="4.5999999999999999E-3" table:style-name="ce1">
            <text:p>0.00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13950000000000001" table:style-name="ce1">
            <text:p>0.13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464" table:style-name="ce1">
            <text:p>1.464</text:p>
          </table:table-cell>
          <table:table-cell office:value-type="float" office:value="9.1000000000000004E-3" table:style-name="ce1">
            <text:p>0.00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52449999999999997" table:style-name="ce1">
            <text:p>0.5245</text:p>
          </table:table-cell>
          <table:table-cell office:value-type="float" office:value="0.48699999999999999" table:style-name="ce1">
            <text:p>0.4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27600000000000002" table:style-name="ce1">
            <text:p>0.27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4982" table:style-name="ce1">
            <text:p>1.4982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0.90969999999999995" table:style-name="ce1">
            <text:p>0.9097</text:p>
          </table:table-cell>
          <table:table-cell office:value-type="float" office:value="0.1153" table:style-name="ce1">
            <text:p>0.115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0718000000000001" table:style-name="ce1">
            <text:p>1.0718</text:p>
          </table:table-cell>
          <table:table-cell office:value-type="float" office:value="7.0400000000000004E-2" table:style-name="ce1">
            <text:p>0.070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0.4073" table:style-name="ce1">
            <text:p>0.4073</text:p>
          </table:table-cell>
          <table:table-cell office:value-type="float" office:value="0.4667" table:style-name="ce1">
            <text:p>0.46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0.56730000000000003" table:style-name="ce1">
            <text:p>0.5673</text:p>
          </table:table-cell>
          <table:table-cell office:value-type="float" office:value="0.28249999999999997" table:style-name="ce1">
            <text:p>0.28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0936999999999999" table:style-name="ce1">
            <text:p>1.0937</text:p>
          </table:table-cell>
          <table:table-cell office:value-type="float" office:value="6.6500000000000004E-2" table:style-name="ce1">
            <text:p>0.066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0.56630000000000003" table:style-name="ce1">
            <text:p>0.5663</text:p>
          </table:table-cell>
          <table:table-cell office:value-type="float" office:value="0.2833" table:style-name="ce1">
            <text:p>0.283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0.92059999999999997" table:style-name="ce1">
            <text:p>0.9206</text:p>
          </table:table-cell>
          <table:table-cell office:value-type="float" office:value="0.11210000000000001" table:style-name="ce1">
            <text:p>0.11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33040000000000003" table:style-name="ce1">
            <text:p>0.3304</text:p>
          </table:table-cell>
          <table:table-cell office:value-type="float" office:value="0.53620000000000001" table:style-name="ce1">
            <text:p>0.53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60360000000000003" table:style-name="ce1">
            <text:p>0.6036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23849999999999999" table:style-name="ce1">
            <text:p>0.2385</text:p>
          </table:table-cell>
          <table:table-cell office:value-type="float" office:value="0.76700000000000002" table:style-name="ce1">
            <text:p>0.76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26640000000000003" table:style-name="ce1">
            <text:p>0.2664</text:p>
          </table:table-cell>
          <table:table-cell office:value-type="float" office:value="0.67100000000000004" table:style-name="ce1">
            <text:p>0.67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0.94610000000000005" table:style-name="ce1">
            <text:p>0.9461</text:p>
          </table:table-cell>
          <table:table-cell office:value-type="float" office:value="0.1016" table:style-name="ce1">
            <text:p>0.101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1011" table:style-name="ce1">
            <text:p>1.1011</text:p>
          </table:table-cell>
          <table:table-cell office:value-type="float" office:value="6.4699999999999994E-2" table:style-name="ce1">
            <text:p>0.064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0.51529999999999998" table:style-name="ce1">
            <text:p>0.5153</text:p>
          </table:table-cell>
          <table:table-cell office:value-type="float" office:value="0.30980000000000002" table:style-name="ce1">
            <text:p>0.309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0159" table:style-name="ce1">
            <text:p>1.0159</text:p>
          </table:table-cell>
          <table:table-cell office:value-type="float" office:value="8.0600000000000005E-2" table:style-name="ce1">
            <text:p>0.0806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69610000000000005" table:style-name="ce1">
            <text:p>0.696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0.32619999999999999" table:style-name="ce1">
            <text:p>0.3262</text:p>
          </table:table-cell>
          <table:table-cell office:value-type="float" office:value="0.53920000000000001" table:style-name="ce1">
            <text:p>0.539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4990000000000001" table:style-name="ce1">
            <text:p>1.499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5012000000000001" table:style-name="ce1">
            <text:p>1.5012</text:p>
          </table:table-cell>
          <table:table-cell office:value-type="float" office:value="5.4000000000000003E-3" table:style-name="ce1">
            <text:p>0.005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5" table:style-name="ce1">
            <text:p>1.5</text:p>
          </table:table-cell>
          <table:table-cell office:value-type="float" office:value="5.4999999999999997E-3" table:style-name="ce1">
            <text:p>0.005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4984999999999999" table:style-name="ce1">
            <text:p>1.4985</text:p>
          </table:table-cell>
          <table:table-cell office:value-type="float" office:value="5.7000000000000002E-3" table:style-name="ce1">
            <text:p>0.005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3292999999999999" table:style-name="ce1">
            <text:p>1.3293</text:p>
          </table:table-cell>
          <table:table-cell office:value-type="float" office:value="2.58E-2" table:style-name="ce1">
            <text:p>0.025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3885000000000001" table:style-name="ce1">
            <text:p>1.3885</text:p>
          </table:table-cell>
          <table:table-cell office:value-type="float" office:value="1.83E-2" table:style-name="ce1">
            <text:p>0.018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0.46829999999999999" table:style-name="ce1">
            <text:p>0.4683</text:p>
          </table:table-cell>
          <table:table-cell office:value-type="float" office:value="0.36830000000000002" table:style-name="ce1">
            <text:p>0.368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0.64090000000000003" table:style-name="ce1">
            <text:p>0.6409</text:p>
          </table:table-cell>
          <table:table-cell office:value-type="float" office:value="0.2225" table:style-name="ce1">
            <text:p>0.22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4658" table:style-name="ce1">
            <text:p>1.4658</text:p>
          </table:table-cell>
          <table:table-cell office:value-type="float" office:value="9.7000000000000003E-3" table:style-name="ce1">
            <text:p>0.0097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4673" table:style-name="ce1">
            <text:p>1.4673</text:p>
          </table:table-cell>
          <table:table-cell office:value-type="float" office:value="9.4999999999999998E-3" table:style-name="ce1">
            <text:p>0.009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0.67369999999999997" table:style-name="ce1">
            <text:p>0.6737</text:p>
          </table:table-cell>
          <table:table-cell office:value-type="float" office:value="0.2021" table:style-name="ce1">
            <text:p>0.20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2.93E-2" table:style-name="ce1">
            <text:p>0.029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0.39319999999999999" table:style-name="ce1">
            <text:p>0.3932</text:p>
          </table:table-cell>
          <table:table-cell office:value-type="float" office:value="0.42130000000000001" table:style-name="ce1">
            <text:p>0.421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0.30320000000000003" table:style-name="ce1">
            <text:p>0.30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26050000000000001" table:style-name="ce1">
            <text:p>0.2605</text:p>
          </table:table-cell>
          <table:table-cell office:value-type="float" office:value="0.66439999999999999" table:style-name="ce1">
            <text:p>0.664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30220000000000002" table:style-name="ce1">
            <text:p>0.3022</text:p>
          </table:table-cell>
          <table:table-cell office:value-type="float" office:value="0.56410000000000005" table:style-name="ce1">
            <text:p>0.564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4753000000000001" table:style-name="ce1">
            <text:p>1.4753</text:p>
          </table:table-cell>
          <table:table-cell office:value-type="float" office:value="8.2000000000000007E-3" table:style-name="ce1">
            <text:p>0.008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4790000000000001" table:style-name="ce1">
            <text:p>1.479</text:p>
          </table:table-cell>
          <table:table-cell office:value-type="float" office:value="7.7999999999999996E-3" table:style-name="ce1">
            <text:p>0.007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2605999999999999" table:style-name="ce1">
            <text:p>1.2606</text:p>
          </table:table-cell>
          <table:table-cell office:value-type="float" office:value="3.4200000000000001E-2" table:style-name="ce1">
            <text:p>0.034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4899" table:style-name="ce1">
            <text:p>1.4899</text:p>
          </table:table-cell>
          <table:table-cell office:value-type="float" office:value="6.7999999999999996E-3" table:style-name="ce1">
            <text:p>0.006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0.60850000000000004" table:style-name="ce1">
            <text:p>0.6085</text:p>
          </table:table-cell>
          <table:table-cell office:value-type="float" office:value="0.2321" table:style-name="ce1">
            <text:p>0.232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0.91139999999999999" table:style-name="ce1">
            <text:p>0.9114</text:p>
          </table:table-cell>
          <table:table-cell office:value-type="float" office:value="0.1062" table:style-name="ce1">
            <text:p>0.106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58320000000000005" table:style-name="ce1">
            <text:p>0.583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li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0.37990000000000002" table:style-name="ce1">
            <text:p>0.3799</text:p>
          </table:table-cell>
          <table:table-cell office:value-type="float" office:value="0.43369999999999997" table:style-name="ce1">
            <text:p>0.43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02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128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256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3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4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512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16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32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4</text:p>
          </table:table-cell>
          <table:table-cell office:value-type="float" office:value="0.72540000000000004" table:style-name="ce1">
            <text:p>0.7254</text:p>
          </table:table-cell>
          <table:table-cell office:value-type="float" office:value="7.7100000000000002E-2" table:style-name="ce1">
            <text:p>0.07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l</text:p>
          </table:table-cell>
          <table:table-cell office:value-type="string" table:style-name="ce1">
            <text:p>LRU</text:p>
          </table:table-cell>
          <table:table-cell office:value-type="string" table:style-name="ce1">
            <text:p>dl2_64_64_8</text:p>
          </table:table-cell>
          <table:table-cell office:value-type="float" office:value="1.2557" table:style-name="ce1">
            <text:p>1.255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024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128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256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16_p_9_12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32_p_17_24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4_p_3_3</text:p>
          </table:table-cell>
          <table:table-cell office:value-type="float" office:value="0.47599999999999998" table:style-name="ce1">
            <text:p>0.476</text:p>
          </table:table-cell>
          <table:table-cell office:value-type="float" office:value="0.154" table:style-name="ce1">
            <text:p>0.154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32_64_8_p_5_6</text:p>
          </table:table-cell>
          <table:table-cell office:value-type="float" office:value="0.72760000000000002" table:style-name="ce1">
            <text:p>0.7276</text:p>
          </table:table-cell>
          <table:table-cell office:value-type="float" office:value="6.1800000000000001E-2" table:style-name="ce1">
            <text:p>0.0618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16_p_9_1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32_p_17_2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4_p_3_3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512_64_8_p_5_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16_p_9_1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32_p_17_24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4_p_3_3</text:p>
          </table:table-cell>
          <table:table-cell office:value-type="float" office:value="1.0582" table:style-name="ce1">
            <text:p>1.058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PLRU</text:p>
          </table:table-cell>
          <table:table-cell office:value-type="string" table:style-name="ce1">
            <text:p>dl2_64_64_8_p_5_6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024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128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256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16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32</text:p>
          </table:table-cell>
          <table:table-cell office:value-type="float" office:value="1.2553000000000001" table:style-name="ce1">
            <text:p>1.2553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4</text:p>
          </table:table-cell>
          <table:table-cell office:value-type="float" office:value="0.65649999999999997" table:style-name="ce1">
            <text:p>0.6565</text:p>
          </table:table-cell>
          <table:table-cell office:value-type="float" office:value="9.2499999999999999E-2" table:style-name="ce1">
            <text:p>0.0925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32_64_8</text:p>
          </table:table-cell>
          <table:table-cell office:value-type="float" office:value="0.92120000000000002" table:style-name="ce1">
            <text:p>0.921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16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32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4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512_64_8</text:p>
          </table:table-cell>
          <table:table-cell office:value-type="float" office:value="1.2556" table:style-name="ce1">
            <text:p>1.2556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16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32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4</text:p>
          </table:table-cell>
          <table:table-cell office:value-type="float" office:value="1.0582" table:style-name="ce1">
            <text:p>1.0582</text:p>
          </table:table-cell>
          <table:table-cell office:value-type="float" office:value="3.1E-2" table:style-name="ce1">
            <text:p>0.031</text:p>
          </table:table-cell>
          <table:table-cell table:number-columns-repeated="16379"/>
        </table:table-row>
        <table:table-row table:style-name="ro1" table:visibility="filter">
          <table:table-cell office:value-type="string" table:style-name="ce1">
            <text:p>perl</text:p>
          </table:table-cell>
          <table:table-cell office:value-type="string" table:style-name="ce1">
            <text:p>SCORE</text:p>
          </table:table-cell>
          <table:table-cell office:value-type="string" table:style-name="ce1">
            <text:p>dl2_64_64_8</text:p>
          </table:table-cell>
          <table:table-cell office:value-type="float" office:value="1.2555000000000001" table:style-name="ce1">
            <text:p>1.2555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79"/>
        </table:table-row>
        <table:table-row table:number-rows-repeated="1048214" table:style-name="ro1">
          <table:table-cell table:number-columns-repeated="16384"/>
        </table:table-row>
      </table:table>
      <table:database-ranges>
        <table:database-range table:target-range-address="formatted_results.A1:formatted_results.E362" table:display-filter-buttons="true">
          <table:filter>
            <table:filter-condition table:field-number="1" table:value="LRU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8EA9DB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Luis</meta:initial-creator>
    <dc:creator>Luis Santiago</dc:creator>
    <meta:creation-date>2016-11-25T19:36:30Z</meta:creation-date>
    <dc:date>2016-11-25T23:13:1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8.5pt" svg:width="212.2502362204724pt" chart:style-name="Crt0">
        <chart:title chart:style-name="CT00">
          <text:p text:style-name="a0" text:class-names="" text:cond-style-name="">Assoc 16 Set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rmatted_results.$L$2:.$L$7"/>
          </chart:axis>
          <chart:series chart:values-cell-range-address="formatted_results.$M$2:.$M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5.4996850393701pt" svg:width="212.9996850393701pt" chart:style-name="Crt0">
        <chart:title chart:style-name="CT00">
          <text:p text:style-name="a0" text:class-names="" text:cond-style-name="">Assoc 32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rmatted_results.$L$12:.$L$17"/>
          </chart:axis>
          <chart:series chart:values-cell-range-address="formatted_results.$M$12:.$M$1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